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">
      <style:text-properties officeooo:rsid="000652db" officeooo:paragraph-rsid="000652db"/>
    </style:style>
    <style:style style:name="P9" style:family="paragraph" style:parent-style-name="Heading">
      <style:text-properties officeooo:rsid="000652db" officeooo:paragraph-rsid="0013f08e"/>
    </style:style>
    <style:style style:name="P10" style:family="paragraph" style:parent-style-name="Heading">
      <style:text-properties officeooo:paragraph-rsid="00321101"/>
    </style:style>
    <style:style style:name="P11" style:family="paragraph" style:parent-style-name="Heading">
      <style:text-properties officeooo:paragraph-rsid="003f1d89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officeooo:rsid="00344034"/>
    </style:style>
    <style:style style:name="T8" style:family="text">
      <style:text-properties officeooo:rsid="003d39ac"/>
    </style:style>
    <style:style style:name="T9" style:family="text">
      <style:text-properties officeooo:rsid="00421c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8"><text:text-input text:description="&lt;if test=&quot;o.preop_meeting_id&quot;&gt;">&lt;if test="o.preop_meeting_id&gt;</text:text-input><text:span text:style-name="T1">Pour le rendez vous pre-opératoire:<text:line-break/><text:tab/>le:</text:span><text:span text:style-name="T1"><text:text-input text:description="&lt;only_time3()&gt;">&lt;only_time3()&gt;</text:text-input></text:span><text:span text:style-name="T1"><text:line-break/><text:tab/>au cabinet, ancre de marine, baie de l'orphelinat.</text:span><text:span text:style-name="T1"><text:text-input text:description="&lt;/if&gt;">&lt;/if&gt;</text:text-input></text:span></text:p>
      <text:p text:style-name="P10"><text:text-input text:description="&lt;if test=&quot;o.ane_appointment&quot;&gt;">&lt;if test="o.ane_appointment"&gt;</text:text-input>Pour la consultation d'anesthésie<text:span text:style-name="T3">:<text:line-break/><text:tab/>l</text:span>e : <text:text-input text:description="&lt;only_time2()&gt;">&lt;only_time2()&gt;</text:text-input><text:line-break/><text:tab/><text:span text:style-name="T9">lieu : </text:span><text:span text:style-name="T9"><text:text-input text:description="&lt;o.bloc_agenda_id.ane_group_id.street&gt;">&lt;o.bloc_agenda_id.ane_group_id.street&gt;</text:text-input></text:span><text:span text:style-name="T9"><text:line-break/><text:tab/></text:span><text:span text:style-name="T9"><text:text-input text:description="&lt;o.bloc_agenda_id.ane_group_id.street2&gt;">&lt;o.bloc_agenda_id.ane_group_id.street2&gt;</text:text-input></text:span><text:span text:style-name="T9"><text:line-break/><text:tab/>En cas d’empêchement merci de prévenir dès que possible au 27 45 05</text:span><text:span text:style-name="T9"><text:text-input text:description="&lt;/if&gt;">&lt;/if&gt;</text:text-input></text:span></text:p>
      <text:p text:style-name="P11">Pour la chirurgie 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5">à Nouville</text:span>.<text:line-break/><text:tab/><text:text-input text:description="&lt;if test=&quot;o.procedure_type_id.fasting is True&quot;&gt;">&lt;if test="o.procedure_type_id.fasting is True"&gt;</text:text-input>à jeun depuis <text:span text:style-name="T5">7</text:span>h du matin<text:span text:style-name="T4">, ni boire, ni fumer, ni manger</text:span><text:span text:style-name="T4"><text:text-input text:description="&lt;/if&gt;">&lt;if/&gt;</text:text-input></text:span></text:p>
      <text:p text:style-name="P9"><text:span text:style-name="T2"><text:text-input text:description="&lt;if test=&quot;o.po_meeting_id&quot;&gt;">&lt;if test="o.po_meeting_id&gt;</text:text-input></text:span><text:span text:style-name="T2">Pour le rendez vous post-opératoire:<text:line-break/><text:tab/>le: </text:span><text:span text:style-name="T2"><text:text-input text:description="&lt;only_time1()&gt;">&lt;only_time1()&gt;</text:text-input></text:span><text:span text:style-name="T2"><text:line-break/><text:tab/>au cabinet, ancre de marine, baie de l'orphelinat.</text:span><text:span text:style-name="T2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21:17:40.044461463</dc:date>
    <meta:editing-duration>PT10H20M17S</meta:editing-duration>
    <meta:editing-cycles>133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5" meta:character-count="1074" meta:non-whitespace-character-count="963"/>
  </office:meta>
</office:document-meta>
</file>